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MMAIC+AdvP6F00" svg:font-family="JMMAIC+AdvP6F00"/>
    <style:font-face style:name="JMMAIE+AdvP6F01" svg:font-family="JMMAIE+AdvP6F01"/>
    <style:font-face style:name="JMMAIG+AdvP6F0B" svg:font-family="JMMAIG+AdvP6F0B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a419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0fa419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116406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12932d"/>
    </style:style>
    <style:style style:name="P5" style:family="paragraph" style:parent-style-name="Standard">
      <style:paragraph-properties fo:line-height="150%" fo:text-align="start" style:justify-single-word="false"/>
      <style:text-properties fo:font-size="10pt" officeooo:paragraph-rsid="0012932d" style:font-size-asian="10pt" style:font-size-complex="10pt"/>
    </style:style>
    <style:style style:name="T1" style:family="text">
      <style:text-properties officeooo:rsid="000fa419"/>
    </style:style>
    <style:style style:name="T2" style:family="text">
      <style:text-properties officeooo:rsid="0010ce46"/>
    </style:style>
    <style:style style:name="T3" style:family="text">
      <style:text-properties officeooo:rsid="00116406"/>
    </style:style>
    <style:style style:name="T4" style:family="text">
      <style:text-properties officeooo:rsid="00116e5d"/>
    </style:style>
    <style:style style:name="T5" style:family="text">
      <style:text-properties officeooo:rsid="0012932d"/>
    </style:style>
    <style:style style:name="T6" style:family="text">
      <style:text-properties fo:font-style="italic"/>
    </style:style>
    <style:style style:name="T7" style:family="text">
      <style:text-properties officeooo:rsid="0012f23c"/>
    </style:style>
    <style:style style:name="T8" style:family="text">
      <style:text-properties officeooo:rsid="001482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t :</text:span></text:p>
      <text:p text:style-name="P2"><text:span text:style-name="T2"/></text:p>
      <text:p text:style-name="P3"><text:span text:style-name="T3"><text:tab/></text:span><text:span text:style-name="T4">En biologie, l</text:span><text:span text:style-name="T3">'emmergence des méthodes de séquençage a sans aucun doute permis de répondre immédiatement à certaines questions. Ainsi, les différences entre les séquence d'ADN et d'ARN (obtenues respectivement après </text:span><text:span text:style-name="T4">des expériences de </text:span><text:span text:style-name="T3"><text:s/>DNASeq e</text:span><text:span text:style-name="T4">t de </text:span><text:span text:style-name="T3"><text:s/>RNASeq) permettent de différencier les exons des introns, </text:span><text:span text:style-name="T4">à l'échelle du génome.</text:span><text:span text:style-name="T3"> </text:span></text:p>
      <text:p text:style-name="P3"><text:span text:style-name="T4"><text:tab/>Cependant, certaines questions plus spécifiques </text:span><text:span text:style-name="T5">de chaque gène ne peuvent trouver de réponse par des méthodes aussi générales.</text:span><text:span text:style-name="T4"> </text:span><text:span text:style-name="T5"><text:s/>être capable de déterminer les séquences cis-régulées de chaque gène nécessite d'avoir au préalable identifié les sites de liason de chaque facteur de transcription.</text:span><text:span text:style-name="T8"> </text:span></text:p>
      <text:p text:style-name="P3"><text:span text:style-name="T8"><text:tab/>S'il demeure encore un vide à combler, le nombre croissant d'expérience de séquençage et de SELEX permet d'avancer </text:span></text:p>
      <text:p text:style-name="P3"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JMMAIC+AdvP6F00" svg:font-family="JMMAIC+AdvP6F00"/>
    <style:font-face style:name="JMMAIE+AdvP6F01" svg:font-family="JMMAIE+AdvP6F01"/>
    <style:font-face style:name="JMMAIG+AdvP6F0B" svg:font-family="JMMAIG+AdvP6F0B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AS248291</meta:initial-creator>
    <meta:creation-date>2017-05-10T17:27:55</meta:creation-date>
    <dc:date>2017-05-10T19:53:04</dc:date>
    <dc:creator>Arnaud AS248291</dc:creator>
    <meta:editing-duration>PT8M18S</meta:editing-duration>
    <meta:editing-cycles>1</meta:editing-cycles>
    <meta:document-statistic meta:table-count="0" meta:image-count="0" meta:object-count="0" meta:page-count="1" meta:paragraph-count="4" meta:word-count="110" meta:character-count="751" meta:non-whitespace-character-count="636"/>
    <meta:generator>LibreOffice/3.6$Linux_X86_64 LibreOffice_project/360m1$Build-2</meta:generator>
  </office:meta>
</office:document-meta>
</file>